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1" style:family="text">
      <style:text-properties fo:color="#c9211e"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Aquí tienes la <text:span text:style-name="Strong_20_Emphasis">segunda parte: “Definición”</text:span>, escrita con el tono, la profundidad conceptual y la coherencia lógica que vienes construyendo en tu modelo. La extensión está en torno a las 1000 palabras, con una estructura clara y un desarrollo progresivo que prepara la tercera parte (“cómo se produce”).</text:p>
      <text:p text:style-name="Horizontal_20_Line"/>
      <text:h text:style-name="Heading_20_1" text:outline-level="1"><text:span text:style-name="Strong_20_Emphasis">Definición de inteligencia</text:span></text:h>
      <text:p text:style-name="Text_20_body">Para avanzar en la construcción del modelo lógico necesitamos una definición de inteligencia que sea mínima, universal y operativa. Una definición que no dependa de la conciencia, ni del razonamiento humano, ni de la complejidad biológica, sino de la estructura misma del proceso. La inteligencia, tal como la utilizaremos aquí, no es un atributo psicológico ni una cualidad exclusiva de los organismos superiores. Es un principio funcional que puede manifestarse en sistemas muy simples —como un comparador electrónico— y en sistemas extremadamente complejos —como un organismo multicelular o un ecosistema entero—. Por eso, antes de analizar cómo se produce la inteligencia, debemos establecer con precisión qué entendemos por ella.</text:p>
      <text:p text:style-name="Text_20_body">La primera intuición que debemos abandonar es la idea de que la inteligencia es sinónimo de pensamiento. Pensar es una forma particular de inteligencia, pero no la única. Tampoco es sinónimo de conciencia: un sistema puede ser inteligente sin tener ninguna experiencia subjetiva. <text:span text:style-name="T1">Ni siquiera es sinónimo de vida: un algoritmo, un termostato o un sistema de control industrial pueden realizar funciones que, desde el punto de vista lógico, son indiscutiblemente inteligentes.</text:span> La inteligencia, tal como la definimos aquí, no depende de la naturaleza del sistema, sino de lo que el sistema <text:span text:style-name="Emphasis">hace</text:span> con la información que recibe.</text:p>
      <text:p text:style-name="Text_20_body">Podemos comenzar con una formulación mínima: <text:span text:style-name="Strong_20_Emphasis">la inteligencia es la capacidad de resolver un problema</text:span>. Esta definición es sorprendentemente poderosa porque abarca desde los procesos más simples hasta los más sofisticados. Resolver un problema significa transformar un estado inicial en un estado deseado. Significa producir una salida adecuada a un objetivo. Significa actuar de manera que el resultado no sea trivial, ni automático, ni inevitable. Resolver un problema implica siempre una diferencia entre lo que es y lo que podría ser, y la capacidad de cerrar esa diferencia mediante una acción.</text:p>
      <text:p text:style-name="Text_20_body">Sin embargo, esta definición mínima puede refinarse aún más si analizamos qué significa “resolver un problema” en términos estructurales. Resolver un problema requiere tres elementos fundamentales: información, transformación y objetivo. Estos tres elementos constituyen la esencia de cualquier proceso inteligente, independientemente de su escala, su materialidad o su origen.</text:p>
      <text:p text:style-name="Text_20_body">El primer elemento es la <text:span text:style-name="Strong_20_Emphasis">información</text:span>. Un sistema inteligente debe ser capaz de evaluar el estado actual, de detectar diferencias, de percibir señales, de discriminar entre alternativas. La información no es necesariamente algo complejo: puede ser la temperatura de un sensor, la concentración de una molécula, el valor de una variable, la presencia de un estímulo químico. Lo importante es que el sistema pueda <text:span text:style-name="Emphasis">usar</text:span> esa información. Sin información no hay diferencia que resolver, no hay entrada <text:soft-page-break/>que procesar, no hay base para la acción. Un sistema que no detecta nada no puede ser inteligente porque no puede responder a nada.</text:p>
      <text:p text:style-name="Text_20_body">El segundo elemento es la <text:span text:style-name="Strong_20_Emphasis">transformación</text:span>. La inteligencia no consiste solo en recibir información, sino en procesarla. Esto puede ser tan simple como comparar dos valores o tan complejo como reorganizar una red neuronal. La transformación es el mecanismo interno que convierte la información en acción. Puede ser un cálculo, una selección, una regulación, una activación, una inhibición, una decisión. Lo esencial es que el sistema no se limita a reaccionar pasivamente, sino que <text:span text:style-name="Emphasis">transforma</text:span> la información en algo nuevo. La transformación es la marca de la intervención: es el momento en que el sistema deja de ser un objeto pasivo y se convierte en un agente funcional.</text:p>
      <text:p text:style-name="Text_20_body">El tercer elemento es el <text:span text:style-name="Strong_20_Emphasis">objetivo</text:span>. Todo proceso inteligente está orientado hacia un resultado. No se trata de intención psicológica, sino de función. El objetivo puede estar definido por diseño (en un sistema artificial), por estructura (en un organismo), o por dinámica (en un proceso evolutivo). Un comparador tiene el objetivo de determinar si A es menor que B. Una célula tiene el objetivo de mantener su homeostasis. Un organismo tiene el objetivo de sobrevivir y reproducirse. El objetivo es el criterio que permite evaluar si la salida es adecuada. Sin objetivo no hay forma de distinguir entre una acción inteligente y una acción arbitraria. El objetivo es lo que convierte la transformación en resolución de un problema.</text:p>
      <text:p text:style-name="Text_20_body">Con estos tres elementos podemos formular una definición más precisa y completa:<text:line-break/><text:span text:style-name="Strong_20_Emphasis">la inteligencia es la capacidad de un sistema para transformar información en una salida adecuada a un objetivo</text:span>.<text:line-break/>Esta definición es universal porque no depende del tipo de sistema. Es mínima porque no incluye nada que no sea estrictamente necesario. Y es operativa porque permite evaluar la inteligencia de cualquier proceso, desde los más simples hasta los más complejos.</text:p>
      <text:p text:style-name="Text_20_body">Además, esta definición nos permite distinguir claramente entre procesos inteligentes y procesos puramente físicos. Un remolino, un cristal o una roca que cae obedecen leyes físicas, pero no procesan información ni actúan orientados a un objetivo. Su comportamiento es natural en el sentido de que es inevitable: no podría ser de otra manera. En cambio, un proceso inteligente produce un resultado que no surgiría por sí solo. Introduce una desviación funcional respecto a la inercia física. Interviene en el curso natural de los acontecimientos. La inteligencia es, en este sentido, una forma de causalidad informada.</text:p>
      <text:p text:style-name="Text_20_body">Esta distinción es crucial para comprender por qué la vida es inteligente. La vida no se limita a obedecer las leyes físicas: las utiliza, las canaliza, las organiza. La vida detecta información, la transforma y actúa orientada a objetivos funcionales. La vida interviene en su propio destino. La vida produce resultados que no surgirían sin ella. Por eso, bajo esta definición mínima, la vida no solo contiene inteligencia: <text:span text:style-name="Strong_20_Emphasis">la vida es inteligencia en acción</text:span>.</text:p>
      <text:p text:style-name="Horizontal_20_Line"/>
      <text:p text:style-name="Text_20_body">Si quieres, puedo continuar con la tercera parte (“cómo se produce”), o ayudarte a ajustar el tono para que encaje perfectamente con el resto del capítul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2-07T18:05:05.364000000</meta:creation-date>
    <dc:date>2026-02-07T18:11:47.809000000</dc:date>
    <meta:editing-duration>PT6M42S</meta:editing-duration>
    <meta:editing-cycles>1</meta:editing-cycles>
    <meta:document-statistic meta:table-count="0" meta:image-count="0" meta:object-count="0" meta:page-count="2" meta:paragraph-count="13" meta:word-count="992" meta:character-count="6368" meta:non-whitespace-character-count="5390"/>
    <meta:generator>LibreOffice/7.3.5.2$Windows_X86_64 LibreOffice_project/184fe81b8c8c30d8b5082578aee2fed2ea847c01</meta:generator>
  </office:meta>
</office:document-meta>
</file>